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546cm" table:align="margins"/>
    </style:style>
    <style:style style:name="Tabela1.A" style:family="table-column">
      <style:table-column-properties style:column-width="1.221cm" style:rel-column-width="9362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fo:font-weight="bold" officeooo:rsid="001f6a73" officeooo:paragraph-rsid="001f34cc" style:font-weight-asian="bold" style:font-weight-complex="bold"/>
    </style:style>
    <style:style style:name="P2" style:family="paragraph" style:parent-style-name="Standard" style:list-style-name="L1">
      <style:text-properties fo:font-weight="bold" officeooo:rsid="001f34cc" officeooo:paragraph-rsid="00220df1" style:font-weight-asian="bold" style:font-weight-complex="bold"/>
    </style:style>
    <style:style style:name="P3" style:family="paragraph" style:parent-style-name="Standard">
      <style:text-properties fo:font-weight="bold" officeooo:rsid="001f34cc" officeooo:paragraph-rsid="00220df1" style:font-weight-asian="bold" style:font-weight-complex="bold"/>
    </style:style>
    <style:style style:name="P4" style:family="paragraph" style:parent-style-name="Standard">
      <style:text-properties fo:font-weight="bold" officeooo:rsid="00220df1" officeooo:paragraph-rsid="00220df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20df1" officeooo:paragraph-rsid="00220df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0df1" officeooo:paragraph-rsid="00220df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text-underline-style="none" officeooo:rsid="001deda2" officeooo:paragraph-rsid="001deda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style:text-underline-style="none" officeooo:rsid="001deda2" officeooo:paragraph-rsid="001deda2" style:font-size-asian="11pt" style:font-style-asian="italic" style:font-size-complex="11pt" style:font-style-complex="italic"/>
    </style:style>
    <style:style style:name="P9" style:family="paragraph" style:parent-style-name="Standard">
      <style:text-properties fo:font-size="11pt" fo:font-weight="normal" officeooo:rsid="001f34cc" officeooo:paragraph-rsid="001f34c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6a73" officeooo:paragraph-rsid="00220df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deda2" officeooo:paragraph-rsid="001deda2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deda2" officeooo:paragraph-rsid="001deda2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2pt" fo:font-weight="bold" officeooo:rsid="0025dddc" officeooo:paragraph-rsid="0025ddd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6c4e8" officeooo:paragraph-rsid="0026c4e8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22f06a" officeooo:paragraph-rsid="0022f06a"/>
    </style:style>
    <style:style style:name="P19" style:family="paragraph" style:parent-style-name="Standard">
      <style:text-properties officeooo:paragraph-rsid="0022f06a"/>
    </style:style>
    <style:style style:name="P20" style:family="paragraph" style:parent-style-name="Standard">
      <style:text-properties officeooo:rsid="0024faf4" officeooo:paragraph-rsid="0024faf4"/>
    </style:style>
    <style:style style:name="P21" style:family="paragraph" style:parent-style-name="Standard">
      <style:text-properties officeooo:rsid="0025dddc" officeooo:paragraph-rsid="0025dddc"/>
    </style:style>
    <style:style style:name="P22" style:family="paragraph" style:parent-style-name="Standard">
      <style:text-properties officeooo:paragraph-rsid="0025dddc"/>
    </style:style>
    <style:style style:name="P23" style:family="paragraph" style:parent-style-name="Standard">
      <style:paragraph-properties fo:text-align="center" style:justify-single-word="false"/>
      <style:text-properties fo:font-size="10pt" fo:font-style="italic" officeooo:rsid="0026c4e8" officeooo:paragraph-rsid="0026c4e8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3cb3f" officeooo:paragraph-rsid="0023cb3f" style:font-size-asian="10pt" style:font-size-complex="10pt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f6a73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22f06a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305ab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4faf4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683bb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6c4e8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305ab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4faf4" style:font-size-asian="11pt" style:font-weight-asian="normal" style:font-size-complex="11pt" style:font-weight-complex="normal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1pt" officeooo:rsid="002683bb" style:font-size-asian="9.60000038146973pt" style:font-size-complex="11pt"/>
    </style:style>
    <style:style style:name="T12" style:family="text">
      <style:text-properties fo:font-size="11pt" fo:font-style="italic" fo:font-weight="normal" officeooo:rsid="0026c4e8" style:font-size-asian="9.60000038146973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style="normal" officeooo:rsid="001f6a73" style:font-size-asian="9.60000038146973pt" style:font-style-asian="normal" style:font-size-complex="11pt" style:font-style-complex="normal"/>
    </style:style>
    <style:style style:name="T14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f6a73" style:font-size-asian="14pt" style:font-size-complex="14pt"/>
    </style:style>
    <style:style style:name="T17" style:family="text">
      <style:text-properties fo:font-size="14pt" officeooo:rsid="00220df1" style:font-size-asian="14pt" style:font-size-complex="14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4faf4" style:font-weight-asian="normal" style:font-weight-complex="normal"/>
    </style:style>
    <style:style style:name="T20" style:family="text">
      <style:text-properties fo:font-style="normal" style:font-size-asian="9.60000038146973pt" style:font-style-asian="normal" style:font-style-complex="normal"/>
    </style:style>
    <style:style style:name="T21" style:family="text">
      <style:text-properties fo:font-size="12pt" fo:font-weight="bold" officeooo:rsid="001f6a73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2f06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305ab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5dddc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4faf4" style:font-size-asian="12pt" style:font-weight-asian="bold" style:font-size-complex="12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f6a73" style:font-size-asian="12pt" style:font-size-complex="12pt"/>
    </style:style>
    <style:style style:name="T28" style:family="text">
      <style:text-properties fo:font-size="12pt" officeooo:rsid="0024faf4" style:font-size-asian="12pt" style:font-size-complex="12pt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1f6a73" style:font-size-asian="12pt" style:font-style-asian="normal" style:font-size-complex="12pt" style:font-style-complex="normal"/>
    </style:style>
    <style:style style:name="T31" style:family="text">
      <style:text-properties officeooo:rsid="002683bb"/>
    </style:style>
    <style:style style:name="T32" style:family="text">
      <style:text-properties officeooo:rsid="0026c4e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latório Trabalho 2</text:p>
      <text:p text:style-name="P11">Fodinha</text:p>
      <text:p text:style-name="P15"/>
      <text:p text:style-name="P7">Redes de Computadores 1</text:p>
      <text:p text:style-name="P7">Universidade Federal do Paraná – UFPR</text:p>
      <text:p text:style-name="P7">André</text:p>
      <text:p text:style-name="P7">Rafael Gonçalves dos Santos</text:p>
      <text:p text:style-name="P7">Curitiba – PR</text:p>
      <text:p text:style-name="P7"/>
      <text:p text:style-name="P8"/>
      <text:section text:style-name="Sect1" text:name="Seção1">
        <text:list xml:id="list4043960497" text:style-name="L1">
          <text:list-item>
            <text:p text:style-name="P12">Introdução</text:p>
          </text:list-item>
        </text:list>
        <text:p text:style-name="P13"><text:span text:style-name="T1"><text:s text:c="2"/>Este presente relatório tem como objetivo</text:span></text:p>
        <text:p text:style-name="P9">discorrer sobre as principais decisões tomadas para a realização do Trabalho 2.</text:p>
        <text:p text:style-name="P9"/>
        <text:list xml:id="list182910385395854" text:continue-numbering="true" text:style-name="L1">
          <text:list-item>
            <text:p text:style-name="P2"><text:span text:style-name="T16">Inicialização</text:span><text:span text:style-name="T15"> e </text:span><text:span text:style-name="T16">Regras</text:span></text:p>
          </text:list-item>
        </text:list>
        <text:p text:style-name="P3"/>
        <text:p text:style-name="P4"><text:tab/>1. Inicialização</text:p>
        <text:p text:style-name="P4"><text:span text:style-name="T2"><text:s text:c="2"/>Para garantir um correto início, cada pessoa deve se identificar usando um número de 0 a 3 durante a inicialização do programa, como por exemplo:</text:span></text:p>
        <text:p text:style-name="P4"><text:span text:style-name="T13">$ ./fodinha 0</text:span></text:p>
        <text:p text:style-name="P5"><text:span text:style-name="T13"/></text:p>
        <text:p text:style-name="P6"><text:span text:style-name="T13"><text:tab/></text:span><text:span text:style-name="T30">2. </text:span><text:span text:style-name="T29">Regas</text:span></text:p>
        <text:p text:style-name="P10"><text:span text:style-name="T20"><text:s text:c="2"/>Cada jogador começa com 5 cartas e, a cada rodada, o número de cartas em mãos diminui conforme são jogadas. O jogo continua até que um dos participantes perca todas as suas 12 vidas.</text:span></text:p>
        <text:p text:style-name="P1"><text:span text:style-name="T26"/></text:p>
        <text:list xml:id="list182910323778701" text:continue-numbering="true" text:style-name="L1">
          <text:list-item>
            <text:p text:style-name="P2"><text:span text:style-name="T16"><text:s/></text:span><text:span text:style-name="T17">Sobre o Jogo</text:span></text:p>
            <text:p text:style-name="P2"><text:span text:style-name="T17"/></text:p>
          </text:list-item>
        </text:list>
        <text:p text:style-name="Standard"><text:span text:style-name="T3"><text:tab/></text:span><text:span text:style-name="T22">1. Execução</text:span><text:span text:style-name="T3"><text:line-break/> </text:span><text:span text:style-name="T2">O sistema de comunicação do jogo inicia com um jogador que assume o papel de carteador, responsável por comandar as ações daquela rodada. Enquanto isso, os demais jogadores apenas recebem as mensagens, processam-nas e as transmitem adiante. Essa relação se mantém até o final da partida, que ocorre quando um jogador perde todas as suas vidas.</text:span></text:p>
        <text:p text:style-name="Standard"><text:span text:style-name="T2"/></text:p>
        <text:p text:style-name="Standard"><text:span text:style-name="T2"/></text:p>
        <text:p text:style-name="P19"><text:span text:style-name="T21"><text:tab/>2. <text:s/></text:span><text:span text:style-name="T25">Token</text:span></text:p>
        <text:p text:style-name="P19"><text:span text:style-name="T8"/></text:p>
        <table:table table:name="Tabela1" table:style-name="Tabela1">
          <table:table-column table:style-name="Tabela1.A" table:number-columns-repeated="7"/>
          <table:table-row>
            <table:table-cell table:style-name="Tabela1.A1" office:value-type="string">
              <text:p text:style-name="P24">4 b<text:span text:style-name="T32">y</text:span></text:p>
            </table:table-cell>
            <table:table-cell table:style-name="Tabela1.A1" office:value-type="string">
              <text:p text:style-name="P24">4 b<text:span text:style-name="T32">y</text:span></text:p>
            </table:table-cell>
            <table:table-cell table:style-name="Tabela1.A1" office:value-type="string">
              <text:p text:style-name="P24">4 b<text:span text:style-name="T32">y</text:span></text:p>
            </table:table-cell>
            <table:table-cell table:style-name="Tabela1.A1" office:value-type="string">
              <text:p text:style-name="P24">16 b<text:span text:style-name="T32">y</text:span></text:p>
            </table:table-cell>
            <table:table-cell table:style-name="Tabela1.A1" office:value-type="string">
              <text:p text:style-name="P24">16 b<text:span text:style-name="T32">y</text:span></text:p>
            </table:table-cell>
            <table:table-cell table:style-name="Tabela1.A1" office:value-type="string">
              <text:p text:style-name="P24">4 b<text:span text:style-name="T32">y</text:span></text:p>
            </table:table-cell>
            <table:table-cell table:style-name="Tabela1.A1" office:value-type="string">
              <text:p text:style-name="P24">1024 b<text:span text:style-name="T32">y</text:span></text:p>
            </table:table-cell>
          </table:table-row>
          <table:table-row>
            <table:table-cell table:style-name="Tabela1.A1" office:value-type="string">
              <text:p text:style-name="P24">status</text:p>
            </table:table-cell>
            <table:table-cell table:style-name="Tabela1.A1" office:value-type="string">
              <text:p text:style-name="P24">src</text:p>
            </table:table-cell>
            <table:table-cell table:style-name="Tabela1.A1" office:value-type="string">
              <text:p text:style-name="P24">addr</text:p>
            </table:table-cell>
            <table:table-cell table:style-name="Tabela1.A1" office:value-type="string">
              <text:p text:style-name="P24">dest</text:p>
            </table:table-cell>
            <table:table-cell table:style-name="Tabela1.A1" office:value-type="string">
              <text:p text:style-name="P24">recv</text:p>
            </table:table-cell>
            <table:table-cell table:style-name="Tabela1.A1" office:value-type="string">
              <text:p text:style-name="P24">type</text:p>
            </table:table-cell>
            <table:table-cell table:style-name="Tabela1.A1" office:value-type="string">
              <text:p text:style-name="P24">data</text:p>
            </table:table-cell>
          </table:table-row>
        </table:table>
        <text:p text:style-name="P23"><text:span text:style-name="T19">F</text:span><text:span text:style-name="T18">ormato do token</text:span></text:p>
        <text:p text:style-name="P18"><text:span text:style-name="T5"/></text:p>
        <text:p text:style-name="P20"><text:span text:style-name="T14">status</text:span><text:span text:style-name="T1">: integridade do envio</text:span></text:p>
        <text:p text:style-name="P20"><text:span text:style-name="T14">src</text:span><text:span text:style-name="T1">: remetente do envio</text:span></text:p>
        <text:p text:style-name="P20"><text:span text:style-name="T14">addr</text:span><text:span text:style-name="T1">: endereço atual do token</text:span></text:p>
        <text:p text:style-name="P20"><text:span text:style-name="T14">dest</text:span><text:span text:style-name="T1">: destinos da mensagem</text:span></text:p>
        <text:p text:style-name="P20"><text:span text:style-name="T14">recv</text:span><text:span text:style-name="T1">: verificações de recebimento</text:span></text:p>
        <text:p text:style-name="P20"><text:span text:style-name="T14">type</text:span><text:span text:style-name="T1">: assunto da mensagem</text:span></text:p>
        <text:p text:style-name="P20"><text:span text:style-name="T14">data</text:span><text:span text:style-name="T1">: conteúdo da mensagem</text:span></text:p>
        <text:p text:style-name="P20"><text:span text:style-name="T1"/></text:p>
        <text:p text:style-name="P16"><text:tab/>3. Envio</text:p>
        <text:p text:style-name="P22"><text:span text:style-name="T24"><text:s text:c="2"/></text:span><text:span text:style-name="T6">Cada jogador tem sua própria porta de comunicação. Sempre que um jogador recebe uma mensagem, ele a envia para a mesma porta, que corresponde ao próximo jogador na sequência.</text:span></text:p>
        <text:p text:style-name="P22"><text:span text:style-name="T6"/></text:p>
        <text:p text:style-name="P17"><text:span text:style-name="T31"><text:tab/>4. </text:span>Recebimento</text:p>
        <text:p text:style-name="P22"><text:span text:style-name="T6"><text:s text:c="2"/>Quando um jogador recebe uma mensagem, se ele não conseguir ler a mensagem, ele define esse status no campo </text:span><text:span text:style-name="T12">recv</text:span><text:span text:style-name="T6"> do token e a envia para o próximo jogador. Se ele conseguir ler a mensagem, ele define esse status no campo </text:span><text:span text:style-name="T12">recv</text:span><text:span text:style-name="T6"> do token, trata a mensagem de acordo com o valor do campo </text:span><text:span text:style-name="T12">type</text:span><text:span text:style-name="T7"> </text:span><text:span text:style-name="T6">e então envia para o próximo jogador.</text:span></text:p>
        <text:p text:style-name="P22"><text:span text:style-name="T6"/></text:p>
        <text:p text:style-name="P17"><text:span text:style-name="T31"><text:tab/>5. </text:span>Ciclo de envios e recebimentos</text:p>
        <text:p text:style-name="P22"><text:span text:style-name="T6"><text:s text:c="2"/>Jogadores comuns apenas recebem e enviam o token para o próximo jogador. O carteador, por outro lado, envia o token e aguarda seu recebimento (após o token dar a volta completa no anel) para verificar o status da mensagem. Se o status da mensagem for negativo, ele reenvia a mensagem; se for positivo, ele apenas continua o jogo.</text:span></text:p>
        <text:p text:style-name="P21"><text:span text:style-name="T1"/></text:p>
        <text:p text:style-name="P20"><text:span text:style-name="T1"/></text:p>
        <text:p text:style-name="P20"><text:span text:style-name="T1"/></text:p>
        <text:p text:style-name="P20"><text:span text:style-name="T1"/></text:p>
        <text:p text:style-name="P20"><text:span text:style-name="T1"/></text:p>
        <text:p text:style-name="P18"/>
        <text:p text:style-name="Standard"><text:span text:style-name="T2"/></text:p>
        <text:p text:style-name="P14"/>
        <text:p text:style-name="P14"><text:span text:style-name="T13"/></text:p>
        <text:p text:style-name="P9"><text:tab/></text:p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/>
        <text:p text:style-name="P13"/>
        <text:p text:style-name="P13"/>
        <text:p text:style-name="P1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6:01:29.325111381</meta:creation-date>
    <dc:date>2024-08-04T18:29:08.666819475</dc:date>
    <meta:editing-duration>PT1M49S</meta:editing-duration>
    <meta:editing-cycles>1</meta:editing-cycles>
    <meta:document-statistic meta:table-count="1" meta:image-count="0" meta:object-count="0" meta:page-count="2" meta:paragraph-count="48" meta:word-count="386" meta:character-count="2207" meta:non-whitespace-character-count="1846"/>
    <meta:generator>LibreOffice/7.3.7.2$Linux_X86_64 LibreOffice_project/30$Build-2</meta:generator>
  </office:meta>
</office:document-meta>
</file>